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112000001068F3D3E87.png"/>
  <manifest:file-entry manifest:media-type="image/png" manifest:full-path="Pictures/1000000000000115000001077E60E36F.png"/>
  <manifest:file-entry manifest:media-type="image/png" manifest:full-path="Pictures/100002010000010C00000100BFB35925.png"/>
  <manifest:file-entry manifest:media-type="image/png" manifest:full-path="Pictures/1000000000000114000001056AE381A5.png"/>
  <manifest:file-entry manifest:media-type="image/png" manifest:full-path="Pictures/100000000000010F000001040518F4F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auto"/>
    </style:style>
    <style:style style:name="P4"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3" draw:name="graphics6" text:anchor-type="paragraph" svg:x="4.1484in" svg:y="0.0327in" svg:width="2.7055in" svg:height="2.5591in" draw:z-index="5"><draw:image xlink:href="Pictures/1000000000000114000001056AE381A5.png" xlink:type="simple" xlink:show="embed" xlink:actuate="onLoad"/></draw:frame>11/30/2012</text:p>
      <text:p text:style-name="Standard">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2" draw:name="graphics5" text:anchor-type="paragraph" svg:x="4.2181in" svg:y="0.3425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P2"><draw:frame draw:style-name="fr1"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1"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1"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1"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2"/>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2"/>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3DT23H27M19S</meta:editing-duration>
    <dc:date>2012-11-30T13:00:14</dc:date>
    <meta:generator>OpenOffice.org/3.4$Unix OpenOffice.org_project/340m1$Build-9590</meta:generator>
    <meta:editing-cycles>7</meta:editing-cycles>
    <meta:document-statistic meta:table-count="0" meta:image-count="6" meta:object-count="0" meta:page-count="5" meta:paragraph-count="53" meta:word-count="2166" meta:character-count="12326"/>
    <meta:user-defined meta:name="Info 1"/>
    <meta:user-defined meta:name="Info 2"/>
    <meta:user-defined meta:name="Info 3"/>
    <meta:user-defined meta:name="Info 4"/>
  </office:meta>
</office:document-meta>
</file>